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299in"/>
    </style:style>
    <style:style style:name="co2" style:family="table-column">
      <style:table-column-properties fo:break-before="auto" style:column-width="1.0756in"/>
    </style:style>
    <style:style style:name="co3" style:family="table-column">
      <style:table-column-properties fo:break-before="auto" style:column-width="1.68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float" office:value="-5182.918684">
            <text:p>-5182.918684</text:p>
          </table:table-cell>
          <table:table-cell office:value-type="float" office:value="-6257.551378">
            <text:p>-6257.551378</text:p>
          </table:table-cell>
          <table:table-cell table:formula="of:=SUM([.A1:.B1])" office:value-type="float" office:value="-11440.470062">
            <text:p>-11440.470062</text:p>
          </table:table-cell>
          <table:table-cell office:value-type="string">
            <text:p>HIVW</text:p>
          </table:table-cell>
          <table:table-cell table:number-columns-repeated="1020"/>
        </table:table-row>
        <table:table-row table:style-name="ro1">
          <table:table-cell office:value-type="float" office:value="-5159.991808">
            <text:p>-5159.991808</text:p>
          </table:table-cell>
          <table:table-cell office:value-type="float" office:value="-6201.439818">
            <text:p>-6201.439818</text:p>
          </table:table-cell>
          <table:table-cell table:formula="of:=SUM([.A2:.B2])" office:value-type="float" office:value="-11361.431626">
            <text:p>-11361.431626</text:p>
          </table:table-cell>
          <table:table-cell office:value-type="string">
            <text:p>MTMAM</text:p>
          </table:table-cell>
          <table:table-cell table:number-columns-repeated="1020"/>
        </table:table-row>
        <table:table-row table:style-name="ro1">
          <table:table-cell office:value-type="float" office:value="-5118.999561">
            <text:p>-5118.999561</text:p>
          </table:table-cell>
          <table:table-cell office:value-type="float" office:value="-6126.392353">
            <text:p>-6126.392353</text:p>
          </table:table-cell>
          <table:table-cell table:formula="of:=SUM([.A3:.B3])" office:value-type="float" office:value="-11245.391914">
            <text:p>-11245.391914</text:p>
          </table:table-cell>
          <table:table-cell office:value-type="string">
            <text:p>MTART</text:p>
          </table:table-cell>
          <table:table-cell table:number-columns-repeated="1020"/>
        </table:table-row>
        <table:table-row table:style-name="ro1">
          <table:table-cell office:value-type="float" office:value="-5085.768206">
            <text:p>-5085.768206</text:p>
          </table:table-cell>
          <table:table-cell office:value-type="float" office:value="-6109.478862">
            <text:p>-6109.478862</text:p>
          </table:table-cell>
          <table:table-cell table:formula="of:=SUM([.A4:.B4])" office:value-type="float" office:value="-11195.247068">
            <text:p>-11195.247068</text:p>
          </table:table-cell>
          <table:table-cell office:value-type="string">
            <text:p>MTREV</text:p>
          </table:table-cell>
          <table:table-cell table:number-columns-repeated="1020"/>
        </table:table-row>
        <table:table-row table:style-name="ro1">
          <table:table-cell office:value-type="float" office:value="-5076.302894">
            <text:p>-5076.302894</text:p>
          </table:table-cell>
          <table:table-cell office:value-type="float" office:value="-6102.570284">
            <text:p>-6102.570284</text:p>
          </table:table-cell>
          <table:table-cell table:formula="of:=SUM([.A5:.B5])" office:value-type="float" office:value="-11178.873178">
            <text:p>-11178.873178</text:p>
          </table:table-cell>
          <table:table-cell office:value-type="string">
            <text:p>HIVB</text:p>
          </table:table-cell>
          <table:table-cell table:number-columns-repeated="1020"/>
        </table:table-row>
        <table:table-row table:style-name="ro1">
          <table:table-cell office:value-type="float" office:value="-5071.516615">
            <text:p>-5071.516615</text:p>
          </table:table-cell>
          <table:table-cell office:value-type="float" office:value="-6089.765758">
            <text:p>-6089.765758</text:p>
          </table:table-cell>
          <table:table-cell table:formula="of:=SUM([.A6:.B6])" office:value-type="float" office:value="-11161.282373">
            <text:p>-11161.282373</text:p>
          </table:table-cell>
          <table:table-cell office:value-type="string">
            <text:p>FLU</text:p>
          </table:table-cell>
          <table:table-cell table:number-columns-repeated="1020"/>
        </table:table-row>
        <table:table-row table:style-name="ro1">
          <table:table-cell office:value-type="float" office:value="-5063.731553">
            <text:p>-5063.731553</text:p>
          </table:table-cell>
          <table:table-cell office:value-type="float" office:value="-6074.31149">
            <text:p>-6074.311490</text:p>
          </table:table-cell>
          <table:table-cell table:formula="of:=SUM([.A7:.B7])" office:value-type="float" office:value="-11138.043043">
            <text:p>-11138.043043</text:p>
          </table:table-cell>
          <table:table-cell office:value-type="string">
            <text:p>MTZOA</text:p>
          </table:table-cell>
          <table:table-cell table:number-columns-repeated="1020"/>
        </table:table-row>
        <table:table-row table:style-name="ro1">
          <table:table-cell office:value-type="float" office:value="-5066.420359">
            <text:p>-5066.420359</text:p>
          </table:table-cell>
          <table:table-cell office:value-type="float" office:value="-6062.630692">
            <text:p>-6062.630692</text:p>
          </table:table-cell>
          <table:table-cell table:formula="of:=SUM([.A8:.B8])" office:value-type="float" office:value="-11129.051051">
            <text:p>-11129.051051</text:p>
          </table:table-cell>
          <table:table-cell office:value-type="string">
            <text:p>PMB</text:p>
          </table:table-cell>
          <table:table-cell table:number-columns-repeated="1020"/>
        </table:table-row>
        <table:table-row table:style-name="ro1">
          <table:table-cell office:value-type="float" office:value="-5059.764461">
            <text:p>-5059.764461</text:p>
          </table:table-cell>
          <table:table-cell office:value-type="float" office:value="-6058.712204">
            <text:p>-6058.712204</text:p>
          </table:table-cell>
          <table:table-cell table:formula="of:=SUM([.A9:.B9])" office:value-type="float" office:value="-11118.476665">
            <text:p>-11118.476665</text:p>
          </table:table-cell>
          <table:table-cell office:value-type="string">
            <text:p>BLOSUM62</text:p>
          </table:table-cell>
          <table:table-cell table:number-columns-repeated="1020"/>
        </table:table-row>
        <table:table-row table:style-name="ro1">
          <table:table-cell office:value-type="float" office:value="-5053.29591">
            <text:p>-5053.295910</text:p>
          </table:table-cell>
          <table:table-cell office:value-type="float" office:value="-6038.372979">
            <text:p>-6038.372979</text:p>
          </table:table-cell>
          <table:table-cell table:formula="of:=SUM([.A10:.B10])" office:value-type="float" office:value="-11091.668889">
            <text:p>-11091.668889</text:p>
          </table:table-cell>
          <table:table-cell office:value-type="string">
            <text:p>DAYHOFF</text:p>
          </table:table-cell>
          <table:table-cell table:number-columns-repeated="1020"/>
        </table:table-row>
        <table:table-row table:style-name="ro1">
          <table:table-cell office:value-type="float" office:value="-5053.180102">
            <text:p>-5053.180102</text:p>
          </table:table-cell>
          <table:table-cell office:value-type="float" office:value="-6038.279579">
            <text:p>-6038.279579</text:p>
          </table:table-cell>
          <table:table-cell table:formula="of:=SUM([.A11:.B11])" office:value-type="float" office:value="-11091.459681">
            <text:p>-11091.459681</text:p>
          </table:table-cell>
          <table:table-cell office:value-type="string">
            <text:p>DCMUT</text:p>
          </table:table-cell>
          <table:table-cell table:number-columns-repeated="1020"/>
        </table:table-row>
        <table:table-row table:style-name="ro1">
          <table:table-cell office:value-type="float" office:value="-5039.821514">
            <text:p>-5039.821514</text:p>
          </table:table-cell>
          <table:table-cell office:value-type="float" office:value="-6043.244677">
            <text:p>-6043.244677</text:p>
          </table:table-cell>
          <table:table-cell table:formula="of:=SUM([.A12:.B12])" office:value-type="float" office:value="-11083.066191">
            <text:p>-11083.066191</text:p>
          </table:table-cell>
          <table:table-cell office:value-type="string">
            <text:p>CPREV</text:p>
          </table:table-cell>
          <table:table-cell table:number-columns-repeated="1020"/>
        </table:table-row>
        <table:table-row table:style-name="ro1">
          <table:table-cell office:value-type="float" office:value="-5028.471846">
            <text:p>-5028.471846</text:p>
          </table:table-cell>
          <table:table-cell office:value-type="float" office:value="-6029.88272">
            <text:p>-6029.882720</text:p>
          </table:table-cell>
          <table:table-cell table:formula="of:=SUM([.A13:.B13])" office:value-type="float" office:value="-11058.354566">
            <text:p>-11058.354566</text:p>
          </table:table-cell>
          <table:table-cell office:value-type="string">
            <text:p>VT</text:p>
          </table:table-cell>
          <table:table-cell table:number-columns-repeated="1020"/>
        </table:table-row>
        <table:table-row table:style-name="ro1">
          <table:table-cell office:value-type="float" office:value="-5021.220782">
            <text:p>-5021.220782</text:p>
          </table:table-cell>
          <table:table-cell office:value-type="float" office:value="-6026.265991">
            <text:p>-6026.265991</text:p>
          </table:table-cell>
          <table:table-cell table:formula="of:=SUM([.A14:.B14])" office:value-type="float" office:value="-11047.486773">
            <text:p>-11047.486773</text:p>
          </table:table-cell>
          <table:table-cell office:value-type="string">
            <text:p>JTT</text:p>
          </table:table-cell>
          <table:table-cell table:number-columns-repeated="1020"/>
        </table:table-row>
        <table:table-row table:style-name="ro1">
          <table:table-cell office:value-type="float" office:value="-5020.951572">
            <text:p>-5020.951572</text:p>
          </table:table-cell>
          <table:table-cell office:value-type="float" office:value="-6025.96309">
            <text:p>-6025.963090</text:p>
          </table:table-cell>
          <table:table-cell table:formula="of:=SUM([.A15:.B15])" office:value-type="float" office:value="-11046.914662">
            <text:p>-11046.914662</text:p>
          </table:table-cell>
          <table:table-cell office:value-type="string">
            <text:p>JTTDCMUT</text:p>
          </table:table-cell>
          <table:table-cell table:number-columns-repeated="1020"/>
        </table:table-row>
        <table:table-row table:style-name="ro1">
          <table:table-cell office:value-type="float" office:value="-5018.900906">
            <text:p>-5018.900906</text:p>
          </table:table-cell>
          <table:table-cell office:value-type="float" office:value="-6013.122244">
            <text:p>-6013.122244</text:p>
          </table:table-cell>
          <table:table-cell table:formula="of:=SUM([.A16:.B16])" office:value-type="float" office:value="-11032.02315">
            <text:p>-11032.023150</text:p>
          </table:table-cell>
          <table:table-cell office:value-type="string">
            <text:p>WAG</text:p>
          </table:table-cell>
          <table:table-cell table:number-columns-repeated="1020"/>
        </table:table-row>
        <table:table-row table:style-name="ro1">
          <table:table-cell office:value-type="float" office:value="-5016.811808">
            <text:p>-5016.811808</text:p>
          </table:table-cell>
          <table:table-cell office:value-type="float" office:value="-6001.565131">
            <text:p>-6001.565131</text:p>
          </table:table-cell>
          <table:table-cell table:formula="of:=SUM([.A17:.B17])" office:value-type="float" office:value="-11018.376939">
            <text:p>-11018.376939</text:p>
          </table:table-cell>
          <table:table-cell office:value-type="string">
            <text:p>RTREV</text:p>
          </table:table-cell>
          <table:table-cell table:number-columns-repeated="1020"/>
        </table:table-row>
        <table:table-row table:style-name="ro1">
          <table:table-cell office:value-type="float" office:value="-5005.487572">
            <text:p>-5005.487572</text:p>
          </table:table-cell>
          <table:table-cell office:value-type="float" office:value="-5996.499277">
            <text:p>-5996.499277</text:p>
          </table:table-cell>
          <table:table-cell table:formula="of:=SUM([.A18:.B18])" office:value-type="float" office:value="-11001.986849">
            <text:p>-11001.986849</text:p>
          </table:table-cell>
          <table:table-cell office:value-type="string">
            <text:p>LG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1:Sheet1.D1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8">10/08/2011</text:date>, <text:time>00:1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8T00:00:09</meta:creation-date>
    <dc:date>2011-10-08T00:17:31</dc:date>
    <meta:editing-duration>PT00H02M11S</meta:editing-duration>
    <meta:editing-cycles>1</meta:editing-cycles>
    <meta:document-statistic meta:table-count="3" meta:cell-count="72" meta:object-count="0"/>
    <meta:generator>OpenOffice.org/3.2$Unix OpenOffice.org_project/320m19$Build-9505</meta:generator>
  </office:meta>
</office:document-meta>
</file>